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71)">
            <text:p>sn(17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7T09:14:29.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7T09:14:29.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7T09:14:29.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7T09:14:29.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7T09:14:30.31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19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48.864cm" draw:caption-point-x="-1.353cm" draw:caption-point-y="2.4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25];6;2)">
            <text:p/>
          </table:table-cell>
          <table:table-cell office:value-type="string">
            <text:p>2019-09-30_18-28-44_000.jpg</text:p>
          </table:table-cell>
          <table:table-cell table:formula="of:=MID([.K2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2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7T09:14:30.51">
            <text:p>2020/2/17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23cm" draw:caption-point-x="-1.353cm" draw:caption-point-y="2.4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7T09:14:30.62">
            <text:p>2020/2/17 9:14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482cm" draw:caption-point-x="-1.353cm" draw:caption-point-y="2.4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71)">
            <text:p>sn(171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7T09:14:29.2">
            <text:p>2020/2/17 9:14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71)">
            <text:p>sn(171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7T09:14:29.2">
            <text:p>2020/2/17 9:14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7T09:14:29.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7T09:14:29.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1)">
            <text:p>sn(171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7T09:14:31.09">
            <text:p>2020/2/17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4cm" draw:caption-point-x="-1.353cm" draw:caption-point-y="2.2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7T09:14:29.22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1)">
            <text:p>sn(171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7T09:14:31.33">
            <text:p>2020/2/17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4cm" draw:caption-point-x="-1.353cm" draw:caption-point-y="2.2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L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8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2020/02/17</text:date>, <text:time>09:14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7T09:14:29.09</dc:date>
    <dc:creator>iwabuchi ken</dc:creator>
    <meta:editing-duration>P7DT1H49M</meta:editing-duration>
    <meta:editing-cycles>687</meta:editing-cycles>
    <meta:generator>OpenOffice/4.1.3$Win32 OpenOffice.org_project/413m1$Build-9783</meta:generator>
    <meta:document-statistic meta:table-count="10" meta:cell-count="4859" meta:object-count="0"/>
    <meta:user-defined meta:name="sheets-banding"/>
    <meta:user-defined meta:name="sheets-original-selection"/>
  </office:meta>
</office:document-meta>
</file>